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b58f" officeooo:paragraph-rsid="0001a76e"/>
    </style:style>
    <style:style style:name="P2" style:family="paragraph" style:parent-style-name="Standard">
      <style:text-properties officeooo:paragraph-rsid="0004600f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094f72"/>
    </style:style>
    <style:style style:name="P5" style:family="paragraph" style:parent-style-name="Standard" style:list-style-name="L1">
      <style:text-properties officeooo:paragraph-rsid="000f9cb2"/>
    </style:style>
    <style:style style:name="P6" style:family="paragraph" style:parent-style-name="Standard" style:list-style-name="L1">
      <style:text-properties officeooo:paragraph-rsid="000b6509"/>
    </style:style>
    <style:style style:name="P7" style:family="paragraph" style:parent-style-name="Standard" style:list-style-name="L1">
      <style:text-properties officeooo:paragraph-rsid="0010ab43"/>
    </style:style>
    <style:style style:name="P8" style:family="paragraph" style:parent-style-name="Standard" style:list-style-name="L1">
      <style:text-properties officeooo:rsid="0001a76e" officeooo:paragraph-rsid="0004600f"/>
    </style:style>
    <style:style style:name="P9" style:family="paragraph" style:parent-style-name="Standard" style:list-style-name="L1">
      <style:text-properties officeooo:rsid="00075124" officeooo:paragraph-rsid="00075124"/>
    </style:style>
    <style:style style:name="P10" style:family="paragraph" style:parent-style-name="Standard" style:list-style-name="L1">
      <style:text-properties officeooo:rsid="00075124" officeooo:paragraph-rsid="0009296d"/>
    </style:style>
    <style:style style:name="P11" style:family="paragraph" style:parent-style-name="Standard" style:list-style-name="L1">
      <style:text-properties officeooo:rsid="0009296d" officeooo:paragraph-rsid="0009296d"/>
    </style:style>
    <style:style style:name="P12" style:family="paragraph" style:parent-style-name="Standard" style:list-style-name="L1">
      <style:text-properties officeooo:rsid="0004600f" officeooo:paragraph-rsid="0004600f"/>
    </style:style>
    <style:style style:name="P13" style:family="paragraph" style:parent-style-name="Standard" style:list-style-name="L1">
      <style:text-properties officeooo:rsid="0005fb55" officeooo:paragraph-rsid="0005fb55"/>
    </style:style>
    <style:style style:name="P14" style:family="paragraph" style:parent-style-name="Standard" style:list-style-name="L1">
      <style:text-properties officeooo:rsid="000b6509" officeooo:paragraph-rsid="000b6509"/>
    </style:style>
    <style:style style:name="P15" style:family="paragraph" style:parent-style-name="Standard" style:list-style-name="L1">
      <style:text-properties officeooo:rsid="000f9cb2" officeooo:paragraph-rsid="000f9cb2"/>
    </style:style>
    <style:style style:name="P16" style:family="paragraph" style:parent-style-name="Standard" style:list-style-name="L1">
      <style:text-properties officeooo:rsid="00114693" officeooo:paragraph-rsid="00114693"/>
    </style:style>
    <style:style style:name="P17" style:family="paragraph" style:parent-style-name="Standard" style:list-style-name="L1">
      <style:text-properties officeooo:rsid="00117817" officeooo:paragraph-rsid="00117817"/>
    </style:style>
    <style:style style:name="P18" style:family="paragraph" style:parent-style-name="Standard" style:list-style-name="L1">
      <style:text-properties officeooo:rsid="001304fe" officeooo:paragraph-rsid="001304fe"/>
    </style:style>
    <style:style style:name="P19" style:family="paragraph" style:parent-style-name="Standard" style:list-style-name="L1">
      <style:text-properties officeooo:rsid="00134b59" officeooo:paragraph-rsid="00134b59"/>
    </style:style>
    <style:style style:name="P20" style:family="paragraph" style:parent-style-name="Standard" style:list-style-name="L1">
      <style:text-properties officeooo:rsid="00143db6" officeooo:paragraph-rsid="00143db6"/>
    </style:style>
    <style:style style:name="P21" style:family="paragraph" style:parent-style-name="Standard" style:list-style-name="L1">
      <style:text-properties officeooo:rsid="00149616" officeooo:paragraph-rsid="00149616"/>
    </style:style>
    <style:style style:name="P22" style:family="paragraph" style:parent-style-name="Standard" style:list-style-name="L1">
      <style:text-properties officeooo:rsid="0015a19f" officeooo:paragraph-rsid="0015a19f"/>
    </style:style>
    <style:style style:name="P23" style:family="paragraph" style:parent-style-name="Standard" style:list-style-name="L1">
      <style:text-properties officeooo:rsid="00171302" officeooo:paragraph-rsid="00171302"/>
    </style:style>
    <style:style style:name="T1" style:family="text">
      <style:text-properties officeooo:rsid="0001a76e"/>
    </style:style>
    <style:style style:name="T2" style:family="text">
      <style:text-properties officeooo:rsid="00075124"/>
    </style:style>
    <style:style style:name="T3" style:family="text">
      <style:text-properties officeooo:rsid="00094f72"/>
    </style:style>
    <style:style style:name="T4" style:family="text">
      <style:text-properties officeooo:rsid="0005fb55"/>
    </style:style>
    <style:style style:name="T5" style:family="text">
      <style:text-properties officeooo:rsid="000b6509"/>
    </style:style>
    <style:style style:name="T6" style:family="text">
      <style:text-properties officeooo:rsid="000cc118"/>
    </style:style>
    <style:style style:name="T7" style:family="text">
      <style:text-properties officeooo:rsid="000f9cb2"/>
    </style:style>
    <style:style style:name="T8" style:family="text">
      <style:text-properties officeooo:rsid="0010ab43"/>
    </style:style>
    <style:style style:name="T9" style:family="text">
      <style:text-properties officeooo:rsid="00134b59"/>
    </style:style>
    <style:style style:name="T10" style:family="text">
      <style:text-properties officeooo:rsid="00149616"/>
    </style:style>
    <style:style style:name="T11" style:family="text">
      <style:text-properties officeooo:rsid="0017130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опросы <text:span text:style-name="T1">3</text:span></text:p>
      <text:p text:style-name="P1"/>
      <text:list text:style-name="L1">
        <text:list-item>
          <text:p text:style-name="P8">БШ. на главной это заголовок Н2, а в каталоге - Н1 (по стилям). Так разве можно?</text:p>
        </text:list-item>
        <text:list-item>
          <text:p text:style-name="P8"/>
        </text:list-item>
        <text:list-item>
          <text:p text:style-name="P9">БШ. цвет у ссылки можно задать inherit - унаследовать, а остальные свойства для текста ссылки можно? Как правильнее - задавать цвет или наследовать?<text:line-break/>- где найти какие из свойств наследуются?</text:p>
          <text:p text:style-name="P9"/>
        </text:list-item>
        <text:list-item>
          <text:p text:style-name="P10">БШ. заголовкам Н2 в каждой секции задаются одни и те же стили с разным названием класса. Может класс должен быть один и тот же, а различия - каскадом?<text:line-break/>- как правильно - задавать второй класс или делать каскад?</text:p>
          <text:p text:style-name="P10"/>
        </text:list-item>
        <text:list-item>
          <text:p text:style-name="P16">Классы для заголовков: Н2, Н3 — одни и те же по всему сайту, как правильно задать имя классам?</text:p>
          <text:p text:style-name="P16"/>
        </text:list-item>
        <text:list-item>
          <text:p text:style-name="P16">Если &lt;p&gt; написан основным шрифтом, прописанным в боди — ему не нужен отдельный класс?</text:p>
          <text:p text:style-name="P16"/>
        </text:list-item>
        <text:list-item>
          <text:p text:style-name="P22"><text:s/>heder на главной и в каталоге один и тот же, <text:s/>классы надо делать разными?</text:p>
          <text:p text:style-name="P16"/>
        </text:list-item>
        <text:list-item>
          <text:p text:style-name="P17">Как найти неиспользуемые классы в HTML?</text:p>
        </text:list-item>
        <text:list-item>
          <text:p text:style-name="P18">Свойство text-alagn: center; - есть практически у всего текста на сайте, где его прописать «глобально»? - <text:span text:style-name="T9">можно в боди? Исключение чекбоксы и радио.</text:span></text:p>
          <text:p text:style-name="P10"/>
        </text:list-item>
        <text:list-item>
          <text:p text:style-name="P3">font-family: "PT Sans Narrow", sans-serif; - <text:span text:style-name="T2">прописываю везде, где будет этот шрифт?</text:span></text:p>
          <text:p text:style-name="P3"/>
        </text:list-item>
        <text:list-item>
          <text:p text:style-name="P11">БШ. В карточках товара под изображением - светло-серый фон, а у нас фото с белым фоном? </text:p>
          <text:p text:style-name="P11"/>
        </text:list-item>
        <text:list-item>
          <text:p text:style-name="P16">Где как и когда мы указываем размеры страницы?</text:p>
          <text:p text:style-name="P16"/>
        </text:list-item>
        <text:list-item>
          <text:p text:style-name="P11">Седона. Как «поймать» цвет плейсхолдера в форме?</text:p>
        </text:list-item>
      </text:list>
      <text:p text:style-name="P2"/>
      <text:p text:style-name="P2"/>
      <text:list text:continue-numbering="true" text:style-name="L1">
        <text:list-item>
          <text:p text:style-name="P12">Хлебные крошки в общем чате рекомендуют оборачивать в nav?</text:p>
          <text:p text:style-name="P12"/>
        </text:list-item>
        <text:list-item>
          <text:p text:style-name="P13">line-height <text:s/>в чем правильнее указывать в px или в %?</text:p>
          <text:p text:style-name="P13"/>
        </text:list-item>
        <text:list-item>
          <text:p text:style-name="P5"><text:span text:style-name="Source_20_Text"><text:span text:style-name="T7">у ссылок убрать подчеркивание и у спмиков маркеры — как правильно — у всех вместе или для каждой отдельно в её классе?</text:span></text:span></text:p>
        </text:list-item>
        <text:list-item>
          <text:p text:style-name="P7"><text:span text:style-name="Source_20_Text"><text:span text:style-name="T8">Может сделать отдельный файл со стилями сброса, типа как нормолайз?</text:span></text:span></text:p>
          <text:p text:style-name="P13"/>
        </text:list-item>
        <text:list-item>
          <text:p text:style-name="P4"><text:span text:style-name="T3">Как <text:s/>правильно убрать маркеры?<text:line-break/>- </text:span><text:span text:style-name="T4">скрыт</text:span><text:span text:style-name="T3">ь</text:span><text:span text:style-name="T4"> через </text:span><text:span text:style-name="Source_20_Text"><text:span text:style-name="T4">list-style: none;<text:line-break/>- </text:span></text:span><text:span text:style-name="Source_20_Text">class-on-list-item::marker {color: transparent;}</text:span></text:p>
          <text:p text:style-name="P4"><text:span text:style-name="Source_20_Text"/></text:p>
        </text:list-item>
        <text:list-item>
          <text:p text:style-name="P6"><text:span text:style-name="T5">Халивар по изображениям: иконки «лупа», «избранное» - не декор, а функциональные — буду делать &lt;img&gt; </text:span><text:span text:style-name="T6">как сказано в w3c.</text:span></text:p>
          <text:p text:style-name="P14"/>
        </text:list-item>
        <text:list-item>
          <text:p text:style-name="P15">Есть разница в каком порядке подключить в &lt;head&gt; шрифты с стили?</text:p>
          <text:p text:style-name="P15"/>
        </text:list-item>
        <text:list-item>
          <text:p text:style-name="P15">Как лучше подключать шрифты — в CSS (а если css не подключится?) или в &lt;head&gt; как ссылку на гугл-шрифты?</text:p>
          <text:p text:style-name="P15"/>
        </text:list-item>
        <text:list-item>
          <text:p text:style-name="P19">Седона: у боди — фон светло серый<text:line-break/>у секций — белый + тень? При том ака-то хитро — там где картинки — теней вроде бы нет? Надо делать?</text:p>
          <text:p text:style-name="P19"/>
        </text:list-item>
        <text:list-item>
          <text:p text:style-name="P20">Какие свойства прописывать dg-img?<text:line-break/>- <text:span text:style-name="T10">По умолчанию dg-size — auto? Надо менять на 100%<text:line-break/>- bg-repeat: no-repeat — надо?</text:span></text:p>
          <text:p text:style-name="P20"/>
        </text:list-item>
        <text:list-item>
          <text:p text:style-name="P21">Bg-img в url кавычки нужны? VACodt их не ставит?</text:p>
        </text:list-item>
        <text:list-item>
          <text:p text:style-name="P22"><text:soft-page-break/>Как цвета из фигмы где указан #eeee + прозрачность перевести в rgba? <text:span text:style-name="T11">Пипеткой можно?</text:span></text:p>
          <text:p text:style-name="P22"/>
        </text:list-item>
        <text:list-item>
          <text:p text:style-name="P23">Как правильно переопределять цвет в заголовках? Задавать и потом переопределять, или задавать по отдельности?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748cm" fo:margin-bottom="0.95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9570*" fo:start-indent="0cm" fo:end-indent="0.249cm"/>
          <style:column style:rel-width="5000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08:18:17.242721372</meta:creation-date>
    <dc:date>2024-02-10T12:27:20.674260835</dc:date>
    <meta:editing-duration>PT8H24M48S</meta:editing-duration>
    <meta:editing-cycles>23</meta:editing-cycles>
    <meta:generator>LibreOffice/7.6.4.1$Linux_X86_64 LibreOffice_project/60$Build-1</meta:generator>
    <meta:document-statistic meta:table-count="0" meta:image-count="0" meta:object-count="0" meta:page-count="2" meta:paragraph-count="27" meta:word-count="415" meta:character-count="2450" meta:non-whitespace-character-count="2070"/>
  </office:meta>
</office:document-meta>
</file>